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15cm" svg:height="1.723cm" svg:x="7.973cm" svg:y="5.17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10.752cm" svg:y="3.43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10.752cm" svg:y="6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8.052cm" svg:y="2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8.052cm" svg:y="7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13.552cm" svg:y="7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815cm" svg:height="1.723cm" svg:x="13.752cm" svg:y="4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56cm" svg:height="7.617cm" svg:x="4.592cm" svg:y="2.45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3.851cm" svg:height="1.119cm" svg:x="0.79cm" svg:y="5.646cm">
          <draw:text-box>
            <text:p text:style-name="P3"><text:span text:style-name="T1">k+1 cents</text:span></text:p>
          </draw:text-box>
        </draw:frame>
        <draw:custom-shape draw:style-name="gr1" draw:text-style-name="P2" draw:layer="layout" svg:width="1.815cm" svg:height="1.723cm" svg:x="5.673cm" svg:y="5.17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22:01:48.082164753</meta:creation-date>
    <dc:date>2016-05-19T22:06:01.898843344</dc:date>
    <dc:creator>elucterio </dc:creator>
    <meta:editing-duration>PT59S</meta:editing-duration>
    <meta:editing-cycles>2</meta:editing-cycles>
    <meta:generator>LibreOffice/4.2.8.2$Linux_X86_64 LibreOffice_project/420m0$Build-2</meta:generator>
    <meta:document-statistic meta:object-count="10"/>
  </office:meta>
</office:document-meta>
</file>